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left" draw:textarea-vertical-align="middle" draw:auto-grow-height="false"/>
    </style:style>
    <style:style style:name="gr3" style:family="graphic" style:parent-style-name="standard">
      <style:graphic-properties draw:fill-color="#ff420e" draw:textarea-horizontal-align="left" draw:textarea-vertical-align="top" draw:auto-grow-height="false"/>
    </style:style>
    <style:style style:name="gr4" style:family="graphic" style:parent-style-name="standard">
      <style:graphic-properties svg:stroke-color="#579d1c"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onnector draw:style-name="gr1" draw:text-style-name="P1" draw:layer="layout" draw:line-skew="-2.2cm" svg:x1="12cm" svg:y1="11.6cm" svg:x2="13.55cm" svg:y2="16.6cm" draw:start-shape="id1" draw:start-glue-point="2" draw:end-shape="id2" draw:end-glue-point="0" svg:d="M12000 11600v300h1550v4700" svg:viewBox="0 0 1551 5001">
          <text:p/>
        </draw:connector>
        <draw:connector draw:style-name="gr1" draw:text-style-name="P1" draw:layer="layout" draw:line-skew="-2.2cm" svg:x1="12cm" svg:y1="11.6cm" svg:x2="4.75cm" svg:y2="16.6cm" draw:start-shape="id1" draw:start-glue-point="2" draw:end-shape="id3" draw:end-glue-point="0" svg:d="M12000 11600v300h-7250v4700" svg:viewBox="0 0 7251 5001">
          <text:p/>
        </draw:connector>
        <draw:custom-shape draw:style-name="gr2" draw:text-style-name="P2" xml:id="id1" draw:id="id1" draw:layer="layout" svg:width="18cm" svg:height="5.1cm" svg:x="3cm" svg:y="6.5cm">
          <text:p text:style-name="P2">suspension_controller_node.p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cm" svg:height="2.1cm" svg:x="1.4cm" svg:y="1.5cm">
          <text:p text:style-name="P3"><text:span text:style-name="T1">/motore_1_controller/arm/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cm" svg:height="2.1cm" svg:x="1.7cm" svg:y="2.1cm">
          <text:p text:style-name="P3"><text:span text:style-name="T1">/motore_2_controller/arm/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cm" svg:height="2.1cm" svg:x="2.1cm" svg:y="2.7cm">
          <text:p text:style-name="P3"><text:span text:style-name="T1">/motore_3_controller/arm/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cm" svg:height="2.1cm" svg:x="2.1cm" svg:y="2.736cm">
          <text:p text:style-name="P3"><text:span text:style-name="T1">/motore_3_controller/arm/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6.9cm" svg:height="2.1cm" svg:x="2.6cm" svg:y="3.4cm">
          <text:p text:style-name="P3"><text:span text:style-name="T1">/motore_4_controller/arm/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cm" svg:height="2.1cm" svg:x="9.7cm" svg:y="1.6cm">
          <text:p text:style-name="P3"><text:span text:style-name="T1">/ADC/suspen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cm" svg:height="2.1cm" svg:x="9.7cm" svg:y="1.6cm">
          <text:p text:style-name="P3"><text:span text:style-name="T1">/ADC/suspen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cm" svg:height="2.1cm" svg:x="10cm" svg:y="2.2cm">
          <text:p text:style-name="P3"><text:span text:style-name="T1">/ADC/range_front_dow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6.9cm" svg:height="2.1cm" svg:x="10.4cm" svg:y="2.8cm">
          <text:p text:style-name="P3"><text:span text:style-name="T1">/ADC/range_post_dow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6.9cm" svg:height="2.1cm" svg:x="17.8cm" svg:y="1.6cm">
          <text:p text:style-name="P3"><text:span text:style-name="T1">/imu/data_filtered</text:span></text:p>
          <draw:enhanced-geometry svg:viewBox="0 0 21600 21600" draw:type="rectangle" draw:enhanced-path="M 0 0 L 21600 0 21600 21600 0 21600 0 0 Z N"/>
        </draw:custom-shape>
        <draw:connector draw:style-name="gr1" draw:text-style-name="P2" draw:layer="layout" svg:x1="6.05cm" svg:y1="5.5cm" svg:x2="12cm" svg:y2="6.5cm" draw:start-shape="id4" draw:start-glue-point="2" draw:end-shape="id1" draw:end-glue-point="0" svg:d="M6050 5500v500h5950v500" svg:viewBox="0 0 5951 1001">
          <text:p/>
        </draw:connector>
        <draw:connector draw:style-name="gr1" draw:text-style-name="P2" draw:layer="layout" draw:line-skew="0.35cm" svg:x1="13.85cm" svg:y1="4.9cm" svg:x2="12cm" svg:y2="6.5cm" draw:start-shape="id5" draw:start-glue-point="2" draw:end-shape="id1" draw:end-glue-point="0" svg:d="M13850 4900v1150h-1850v450" svg:viewBox="0 0 1851 1601">
          <text:p/>
        </draw:connector>
        <draw:connector draw:style-name="gr1" draw:text-style-name="P2" draw:layer="layout" draw:line-skew="0.95cm" svg:x1="21.25cm" svg:y1="3.7cm" svg:x2="12cm" svg:y2="6.5cm" draw:start-shape="id6" draw:start-glue-point="2" draw:end-shape="id1" draw:end-glue-point="0" svg:d="M21250 3700v2350h-9250v450" svg:viewBox="0 0 9251 2801">
          <text:p/>
        </draw:connector>
        <draw:custom-shape draw:style-name="gr3" draw:text-style-name="P3" xml:id="id7" draw:id="id7" draw:layer="layout" svg:width="7.4cm" svg:height="2.1cm" svg:x="1cm" svg:y="12.7cm">
          <text:p text:style-name="P3"><text:span text:style-name="T1">/motore_1_controller/command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9cm" svg:height="2.1cm" svg:x="1.3cm" svg:y="13.2cm">
          <text:p text:style-name="P3"><text:span text:style-name="T1">/motore_1_controller/arm/comman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cm" svg:height="2.1cm" svg:x="9.9cm" svg:y="12.6cm">
          <text:p text:style-name="P3"><text:span text:style-name="T1">/motore_2_controller/command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cm" svg:height="2.1cm" svg:x="10.2cm" svg:y="13.1cm">
          <text:p text:style-name="P3"><text:span text:style-name="T1">/motore_2_controller/arm/comman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cm" svg:height="2.1cm" svg:x="10.6cm" svg:y="13.7cm">
          <text:p text:style-name="P4"><text:span text:style-name="T1">/motore_2_controller/vel_tor/command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6.9cm" svg:height="2.1cm" svg:x="9.9cm" svg:y="12.6cm">
          <text:p text:style-name="P3"><text:span text:style-name="T1">/motore_2_controller/command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cm" svg:height="2.1cm" svg:x="10.2cm" svg:y="13.1cm">
          <text:p text:style-name="P3"><text:span text:style-name="T1">/motore_2_controller/arm/comman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cm" svg:height="2.1cm" svg:x="10.6cm" svg:y="13.7cm">
          <text:p text:style-name="P3"><text:span text:style-name="T1">/motore_2_controller/vel_tor/command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7.5cm" svg:height="2.1cm" svg:x="1cm" svg:y="16.6cm">
          <text:p text:style-name="P3"><text:span text:style-name="T1">/motore_3_controller/command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9cm" svg:height="2.1cm" svg:x="1.3cm" svg:y="17.1cm">
          <text:p text:style-name="P3"><text:span text:style-name="T1">/motore_3_controller/arm/comman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cm" svg:height="2.1cm" svg:x="9.9cm" svg:y="16.6cm">
          <text:p text:style-name="P3"><text:span text:style-name="T1">/motore_2_controller/command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cm" svg:height="2.1cm" svg:x="10.2cm" svg:y="17.1cm">
          <text:p text:style-name="P3"><text:span text:style-name="T1">/motore_2_controller/arm/comman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cm" svg:height="2.1cm" svg:x="10.6cm" svg:y="17.7cm">
          <text:p text:style-name="P4"><text:span text:style-name="T1">/motore_2_controller/vel_tor/command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7.3cm" svg:height="2.1cm" svg:x="9.9cm" svg:y="16.6cm">
          <text:p text:style-name="P3"><text:span text:style-name="T1">/motore_4_controller/command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8cm" svg:height="2.1cm" svg:x="10.2cm" svg:y="17.1cm">
          <text:p text:style-name="P3"><text:span text:style-name="T1">/motore_4_controller/arm/comman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3cm" svg:height="2.1cm" svg:x="10.6cm" svg:y="17.7cm">
          <text:p text:style-name="P3"><text:span text:style-name="T1">/motore_4_controller/vel_tor/command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cm" svg:height="2.1cm" svg:x="10.6cm" svg:y="13.7cm">
          <text:p text:style-name="P3"><text:span text:style-name="T1">/motore_2_controller/vel_tor/command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7cm" svg:height="2.1cm" svg:x="24.3cm" svg:y="17.5cm">
          <text:p text:style-name="P3"><text:span text:style-name="T1">/joint_stat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.7cm" svg:height="2.1cm" svg:x="19.6cm" svg:y="17.5cm">
          <text:p text:style-name="P3"><text:span text:style-name="T1">/status_asm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-0.25cm" svg:x1="12cm" svg:y1="11.6cm" svg:x2="4.7cm" svg:y2="12.7cm" draw:start-shape="id1" draw:end-shape="id7" svg:d="M12000 11600v300h-7300v800" svg:viewBox="0 0 7301 1101">
          <text:p/>
        </draw:connector>
        <draw:connector draw:style-name="gr1" draw:text-style-name="P1" xml:id="id9" draw:id="id9" draw:layer="layout" draw:line-skew="-0.2cm" svg:x1="12cm" svg:y1="11.6cm" svg:x2="13.35cm" svg:y2="12.6cm" draw:start-shape="id1" draw:start-glue-point="2" draw:end-shape="id8" draw:end-glue-point="0" svg:d="M12000 11600v300h1350v700" svg:viewBox="0 0 1351 1001">
          <text:p/>
        </draw:connector>
        <draw:connector draw:style-name="gr1" draw:text-style-name="P1" draw:layer="layout" draw:line-skew="0.801cm" svg:x1="12.675cm" svg:y1="11.9cm" svg:x2="21.45cm" svg:y2="17.5cm" draw:start-shape="id9" draw:start-glue-point="0" draw:end-shape="id10" draw:end-glue-point="0" svg:d="M12675 11900h8775v5600" svg:viewBox="0 0 8776 5601">
          <text:p/>
        </draw:connector>
        <draw:connector draw:style-name="gr1" draw:text-style-name="P1" draw:layer="layout" draw:line-skew="0.801cm" svg:x1="12.675cm" svg:y1="11.9cm" svg:x2="26.15cm" svg:y2="17.5cm" draw:start-shape="id9" draw:start-glue-point="0" draw:end-shape="id11" svg:d="M12675 11900h13475v5600" svg:viewBox="0 0 13476 5601">
          <text:p/>
        </draw:connector>
        <draw:custom-shape draw:style-name="gr4" draw:text-style-name="P2" draw:layer="layout" svg:width="3.4cm" svg:height="1.7cm" svg:x="13.9cm" svg:y="7cm">
          <text:p text:style-name="P2">mode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5cm" svg:height="0.962cm" svg:x="23.1cm" svg:y="6.8cm">
          <draw:text-box>
            <text:p>set_height</text:p>
          </draw:text-box>
        </draw:frame>
        <draw:frame draw:style-name="gr5" draw:text-style-name="P1" draw:layer="layout" svg:width="4.4cm" svg:height="0.962cm" svg:x="23.117cm" svg:y="7.938cm">
          <draw:text-box>
            <text:p>set_mode</text:p>
          </draw:text-box>
        </draw:frame>
        <draw:frame draw:style-name="gr5" draw:text-style-name="P1" draw:layer="layout" svg:width="4.5cm" svg:height="0.962cm" svg:x="23.1cm" svg:y="9.1cm">
          <draw:text-box>
            <text:p>freeze</text:p>
          </draw:text-box>
        </draw:frame>
        <draw:line draw:style-name="gr1" draw:text-style-name="P1" draw:layer="layout" svg:x1="23.1cm" svg:y1="7.3cm" svg:x2="21cm" svg:y2="7.3cm">
          <text:p/>
        </draw:line>
        <draw:line draw:style-name="gr1" draw:text-style-name="P1" draw:layer="layout" svg:x1="23.2cm" svg:y1="8.4cm" svg:x2="21.1cm" svg:y2="8.4cm">
          <text:p/>
        </draw:line>
        <draw:line draw:style-name="gr1" draw:text-style-name="P1" draw:layer="layout" svg:x1="23.2cm" svg:y1="9.6cm" svg:x2="21.1cm" svg:y2="9.6cm">
          <text:p/>
        </draw:line>
        <draw:custom-shape draw:style-name="gr3" draw:text-style-name="P3" draw:layer="layout" svg:width="8.1cm" svg:height="2.1cm" svg:x="1.7cm" svg:y="17.7cm">
          <text:p text:style-name="P3"><text:span text:style-name="T1">/motore_3_controller/vel_tor/command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cm" svg:height="2.1cm" svg:x="1.7cm" svg:y="13.8cm">
          <text:p text:style-name="P3"><text:span text:style-name="T1">/motore_1_controller/vel_tor/command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5T14:09:46.837214640</meta:creation-date>
    <dc:date>2014-10-05T14:33:38.726914268</dc:date>
    <meta:editing-duration>PT8M40S</meta:editing-duration>
    <meta:editing-cycles>2</meta:editing-cycles>
    <meta:generator>LibreOffice/4.2.6.3$Linux_X86_64 LibreOffice_project/420m0$Build-3</meta:generator>
    <meta:document-statistic meta:object-count="48"/>
  </office:meta>
</office:document-meta>
</file>